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05cm" draw:marker-end-width="0.05cm" draw:fill="solid" draw:fill-color="#ffffff" draw:textarea-horizontal-align="justify" draw:textarea-vertical-align="middle" draw:auto-grow-height="false" fo:min-height="3.95cm" fo:min-width="3.7cm" fo:padding-top="0.125cm" fo:padding-bottom="0.125cm" fo:padding-left="0.25cm" fo:padding-right="0.25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816cm" fo:min-width="3.366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05cm" fo:min-width="3.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63cm" fo:min-width="1.38cm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0.91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1.258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end="Arrow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.1cm" svg:stroke-color="#000000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etasepi_25_20fig">
        <draw:custom-shape draw:style-name="gr1" draw:text-style-name="P1" draw:layer="layout" svg:width="4.2cm" svg:height="4.2cm" svg:x="15.4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2cm" svg:height="2.4cm" svg:x="8.3cm" svg:y="5.7cm">
          <text:p text:style-name="P2"><text:span text:style-name="T1">Old “a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2cm" svg:height="2.4cm" svg:x="8.3cm" svg:y="9.1cm">
          <text:p text:style-name="P2"><text:span text:style-name="T1">New “a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2cm" svg:height="2.4cm" svg:x="1.4cm" svg:y="5.7cm">
          <text:p text:style-name="P2"><text:span text:style-name="T1">“</text:span><text:span text:style-name="T1">b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cm" svg:height="2.4cm" svg:x="15.4cm" svg:y="5.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6cm" svg:y1="6.9cm" svg:x2="8.3cm" svg:y2="6.9cm" draw:start-shape="id1" draw:start-glue-point="1" draw:end-shape="id2" draw:end-glue-point="3" svg:d="M5600 6900h2700" svg:viewBox="0 0 2701 1">
          <text:p/>
        </draw:connector>
        <draw:connector draw:style-name="gr4" draw:text-style-name="P1" draw:layer="layout" draw:type="line" svg:x1="12.5cm" svg:y1="6.9cm" svg:x2="15.4cm" svg:y2="6.9cm" draw:start-shape="id2" draw:end-shape="id3" svg:d="M12500 6900h2900" svg:viewBox="0 0 2901 1">
          <text:p/>
        </draw:connector>
        <draw:custom-shape draw:style-name="gr3" draw:text-style-name="P1" xml:id="id5" draw:id="id5" draw:layer="layout" svg:width="4cm" svg:height="2.4cm" svg:x="15.4cm" svg:y="9.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5cm" svg:y1="10.3cm" svg:x2="15.4cm" svg:y2="10.3cm" draw:start-shape="id4" draw:start-glue-point="1" draw:end-shape="id5" svg:d="M12500 10300h2900" svg:viewBox="0 0 2901 1">
          <text:p/>
        </draw:connector>
        <draw:custom-shape draw:style-name="gr5" draw:text-style-name="P2" xml:id="id6" draw:id="id6" draw:layer="layout" svg:width="2.8cm" svg:height="2.8cm" svg:x="5.8cm" svg:y="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6" draw:text-style-name="P2" draw:layer="layout" draw:type="curve" svg:x1="8.6cm" svg:y1="3.8cm" svg:x2="10.4cm" svg:y2="5.7cm" draw:start-shape="id6" draw:start-glue-point="10" draw:end-shape="id2" draw:end-glue-point="0" svg:d="M8600 3800c1200 0 1800 633 1800 1900" svg:viewBox="0 0 1801 1901">
          <text:p/>
        </draw:connector>
        <draw:frame draw:style-name="gr7" draw:text-style-name="P3" draw:layer="layout" svg:width="11.511cm" svg:height="1.431cm" svg:x="1.389cm" svg:y="0.969cm">
          <draw:text-box>
            <text:p><text:span text:style-name="T1">The “println!” at line number 7</text:span></text:p>
          </draw:text-box>
        </draw:frame>
        <draw:custom-shape draw:style-name="gr5" draw:text-style-name="P2" xml:id="id7" draw:id="id7" draw:layer="layout" svg:width="2.8cm" svg:height="2.8cm" svg:x="5.8cm" svg:y="11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8" draw:text-style-name="P3" draw:layer="layout" svg:width="11.858cm" svg:height="1.431cm" svg:x="1.3cm" svg:y="14.569cm">
          <draw:text-box>
            <text:p><text:span text:style-name="T1">The “println!” at line number 10</text:span></text:p>
          </draw:text-box>
        </draw:frame>
        <draw:connector draw:style-name="gr6" draw:text-style-name="P2" draw:layer="layout" draw:type="curve" svg:x1="8.6cm" svg:y1="13.3cm" svg:x2="10.4cm" svg:y2="11.5cm" draw:start-shape="id7" draw:start-glue-point="10" draw:end-shape="id4" draw:end-glue-point="2" svg:d="M8600 13300c1200 0 1800-600 1800-1800" svg:viewBox="0 0 1801 1801">
          <text:p/>
        </draw:connector>
        <draw:line draw:style-name="gr9" draw:text-style-name="P1" draw:layer="layout" svg:x1="16cm" svg:y1="13.6cm" svg:x2="19.2cm" svg:y2="13.6cm">
          <text:p/>
        </draw:line>
        <draw:frame draw:style-name="gr10" draw:text-style-name="P3" draw:layer="layout" svg:width="2.168cm" svg:height="1.431cm" svg:x="16.3cm" svg:y="12.1cm">
          <draw:text-box>
            <text:p text:style-name="P3">Bind</text:p>
          </draw:text-box>
        </draw:frame>
        <draw:line draw:style-name="gr11" draw:text-style-name="P1" draw:layer="layout" svg:x1="16cm" svg:y1="15.6cm" svg:x2="19.2cm" svg:y2="15.6cm">
          <text:p/>
        </draw:line>
        <draw:frame draw:style-name="gr10" draw:text-style-name="P3" draw:layer="layout" svg:width="2.363cm" svg:height="1.431cm" svg:x="16.3cm" svg:y="14.1cm">
          <draw:text-box>
            <text:p text:style-name="P3">Pri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etasepi_25_20fig" style:display-name="Metasepi%20fi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21:45:39.947330311</meta:creation-date>
    <dc:title>Metasepi fig</dc:title>
    <meta:editing-duration>PT35M32S</meta:editing-duration>
    <meta:editing-cycles>37</meta:editing-cycles>
    <meta:generator>LibreOffice/4.3.3.2$Linux_X86_64 LibreOffice_project/430m0$Build-2</meta:generator>
    <dc:date>2015-02-01T01:32:55.665057322</dc:date>
    <meta:document-statistic meta:object-count="19"/>
    <meta:template xlink:type="simple" xlink:actuate="onRequest" xlink:title="Metasepi fig" xlink:href="../.config/libreoffice/4/user/template/Metasepi%20fig.otg" meta:date="2015-01-31T21:45:39.675952951"/>
  </office:meta>
</office:document-meta>
</file>